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name="Coincidenze" draw:style-name="gr1" draw:text-style-name="P1" svg:width="225.51mm" svg:height="130.42mm" svg:x="202.9mm" svg:y="83.15mm">
            <loext:p draw:notify-on-update-of-ranges="Foglio1.A2:Foglio1.A10 Foglio1.E2:Foglio1.E10 Foglio1.F2:Foglio1.F24 Foglio1.F2:Foglio1.F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0.81mm" svg:height="117.67mm" svg:x="0mm" svg:y="95.09mm">
            <loext:p draw:notify-on-update-of-ranges="Foglio1.A2:Foglio1.A10 Foglio1.C2:Foglio1.C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Vcc(R00)</text:p>
          </table:table-cell>
          <table:table-cell office:value-type="string" calcext:value-type="string">
            <text:p>Vcc(L00)</text:p>
          </table:table-cell>
          <table:table-cell office:value-type="string" calcext:value-type="string">
            <text:p>R00</text:p>
          </table:table-cell>
          <table:table-cell office:value-type="string" calcext:value-type="string">
            <text:p>L00</text:p>
          </table:table-cell>
          <table:table-cell office:value-type="string" calcext:value-type="string">
            <text:p>Coincidenze</text:p>
          </table:table-cell>
          <table:table-cell office:value-type="string" calcext:value-type="string">
            <text:p>err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730" calcext:value-type="float">
            <text:p>730</text:p>
          </table:table-cell>
          <table:table-cell office:value-type="float" office:value="56" calcext:value-type="float">
            <text:p>56</text:p>
          </table:table-cell>
          <table:table-cell office:value-type="float" office:value="1443" calcext:value-type="float">
            <text:p>1443</text:p>
          </table:table-cell>
          <table:table-cell office:value-type="float" office:value="56" calcext:value-type="float">
            <text:p>56</text:p>
          </table:table-cell>
          <table:table-cell table:formula="of:=SQRT([.E2])" office:value-type="float" office:value="7.48331477354788" calcext:value-type="float">
            <text:p>7,4833147735</text:p>
          </table:table-cell>
          <table:table-cell/>
          <table:table-cell office:value-type="string" calcext:value-type="string">
            <text:p>T=90s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30" calcext:value-type="float">
            <text:p>730</text:p>
          </table:table-cell>
          <table:table-cell office:value-type="float" office:value="266" calcext:value-type="float">
            <text:p>266</text:p>
          </table:table-cell>
          <table:table-cell office:value-type="float" office:value="1489" calcext:value-type="float">
            <text:p>1489</text:p>
          </table:table-cell>
          <table:table-cell office:value-type="float" office:value="259" calcext:value-type="float">
            <text:p>259</text:p>
          </table:table-cell>
          <table:table-cell table:formula="of:=SQRT([.E3])" office:value-type="float" office:value="16.0934769394311" calcext:value-type="float">
            <text:p>16,0934769394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30" calcext:value-type="float">
            <text:p>730</text:p>
          </table:table-cell>
          <table:table-cell office:value-type="float" office:value="949" calcext:value-type="float">
            <text:p>949</text:p>
          </table:table-cell>
          <table:table-cell office:value-type="float" office:value="1488" calcext:value-type="float">
            <text:p>1488</text:p>
          </table:table-cell>
          <table:table-cell office:value-type="float" office:value="843" calcext:value-type="float">
            <text:p>843</text:p>
          </table:table-cell>
          <table:table-cell table:formula="of:=SQRT([.E4])" office:value-type="float" office:value="29.0344622819159" calcext:value-type="float">
            <text:p>29,0344622819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30" calcext:value-type="float">
            <text:p>730</text:p>
          </table:table-cell>
          <table:table-cell office:value-type="float" office:value="1308" calcext:value-type="float">
            <text:p>1308</text:p>
          </table:table-cell>
          <table:table-cell office:value-type="float" office:value="1456" calcext:value-type="float">
            <text:p>1456</text:p>
          </table:table-cell>
          <table:table-cell office:value-type="float" office:value="1061" calcext:value-type="float">
            <text:p>1061</text:p>
          </table:table-cell>
          <table:table-cell table:formula="of:=SQRT([.E5])" office:value-type="float" office:value="32.5729949498047" calcext:value-type="float">
            <text:p>32,5729949498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30" calcext:value-type="float">
            <text:p>730</text:p>
          </table:table-cell>
          <table:table-cell office:value-type="float" office:value="1875" calcext:value-type="float">
            <text:p>1875</text:p>
          </table:table-cell>
          <table:table-cell office:value-type="float" office:value="1513" calcext:value-type="float">
            <text:p>1513</text:p>
          </table:table-cell>
          <table:table-cell office:value-type="float" office:value="1266" calcext:value-type="float">
            <text:p>1266</text:p>
          </table:table-cell>
          <table:table-cell table:formula="of:=SQRT([.E6])" office:value-type="float" office:value="35.5808937493144" calcext:value-type="float">
            <text:p>35,5808937493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730" calcext:value-type="float">
            <text:p>730</text:p>
          </table:table-cell>
          <table:table-cell office:value-type="float" office:value="2558" calcext:value-type="float">
            <text:p>2558</text:p>
          </table:table-cell>
          <table:table-cell office:value-type="float" office:value="1477" calcext:value-type="float">
            <text:p>1477</text:p>
          </table:table-cell>
          <table:table-cell office:value-type="float" office:value="1333" calcext:value-type="float">
            <text:p>1333</text:p>
          </table:table-cell>
          <table:table-cell table:formula="of:=SQRT([.E7])" office:value-type="float" office:value="36.5102725270574" calcext:value-type="float">
            <text:p>36,5102725271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30" calcext:value-type="float">
            <text:p>730</text:p>
          </table:table-cell>
          <table:table-cell office:value-type="float" office:value="4422" calcext:value-type="float">
            <text:p>4422</text:p>
          </table:table-cell>
          <table:table-cell office:value-type="float" office:value="1517" calcext:value-type="float">
            <text:p>1517</text:p>
          </table:table-cell>
          <table:table-cell office:value-type="float" office:value="1431" calcext:value-type="float">
            <text:p>1431</text:p>
          </table:table-cell>
          <table:table-cell table:formula="of:=SQRT([.E8])" office:value-type="float" office:value="37.8285606387555" calcext:value-type="float">
            <text:p>37,8285606388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730" calcext:value-type="float">
            <text:p>730</text:p>
          </table:table-cell>
          <table:table-cell office:value-type="float" office:value="14313" calcext:value-type="float">
            <text:p>14313</text:p>
          </table:table-cell>
          <table:table-cell office:value-type="float" office:value="1499" calcext:value-type="float">
            <text:p>1499</text:p>
          </table:table-cell>
          <table:table-cell office:value-type="float" office:value="1454" calcext:value-type="float">
            <text:p>1454</text:p>
          </table:table-cell>
          <table:table-cell table:formula="of:=SQRT([.E9])" office:value-type="float" office:value="38.1313519298752" calcext:value-type="float">
            <text:p>38,1313519299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30" calcext:value-type="float">
            <text:p>730</text:p>
          </table:table-cell>
          <table:table-cell office:value-type="float" office:value="536897" calcext:value-type="float">
            <text:p>536897</text:p>
          </table:table-cell>
          <table:table-cell office:value-type="float" office:value="1491" calcext:value-type="float">
            <text:p>1491</text:p>
          </table:table-cell>
          <table:table-cell office:value-type="float" office:value="1469" calcext:value-type="float">
            <text:p>1469</text:p>
          </table:table-cell>
          <table:table-cell table:formula="of:=SQRT([.E10])" office:value-type="float" office:value="38.3275357934736" calcext:value-type="float">
            <text:p>38,32753579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30" calcext:value-type="float">
            <text:p>730</text:p>
          </table:table-cell>
          <table:table-cell table:number-columns-repeated="3"/>
          <table:table-cell table:formula="of:=SQRT([.E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30" calcext:value-type="float">
            <text:p>730</text:p>
          </table:table-cell>
          <table:table-cell table:number-columns-repeated="3"/>
          <table:table-cell table:formula="of:=SQRT([.E12])" office:value-type="float" office:value="0" calcext:value-type="float">
            <text:p>0</text:p>
          </table:table-cell>
          <table:table-cell table:number-columns-repeated="2"/>
        </table:table-row>
      </table:table>
      <table:table table:name="Foglio2" table:style-name="ta1">
        <table:shapes>
          <draw:frame draw:z-index="0" draw:style-name="gr1" draw:text-style-name="P1" svg:width="190.81mm" svg:height="117.67mm" svg:x="6.34mm" svg:y="70.39mm">
            <loext:p draw:notify-on-update-of-ranges="Foglio2.B2:Foglio2.B11 Foglio2.D2:Foglio2.D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name="Coincidenze" draw:style-name="gr1" draw:text-style-name="P1" svg:width="225.51mm" svg:height="130.42mm" svg:x="210.09mm" svg:y="70.92mm">
            <loext:p draw:notify-on-update-of-ranges="Foglio2.B2:Foglio2.B9 Foglio2.E2:Foglio2.E9 Foglio1.F2:Foglio1.F24 Foglio1.F2:Foglio1.F2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Vcc(R00)</text:p>
          </table:table-cell>
          <table:table-cell office:value-type="string" calcext:value-type="string">
            <text:p>Vcc(L00)</text:p>
          </table:table-cell>
          <table:table-cell office:value-type="string" calcext:value-type="string">
            <text:p>R00</text:p>
          </table:table-cell>
          <table:table-cell office:value-type="string" calcext:value-type="string">
            <text:p>L00</text:p>
          </table:table-cell>
          <table:table-cell office:value-type="string" calcext:value-type="string">
            <text:p>Coincidenze</text:p>
          </table:table-cell>
          <table:table-cell office:value-type="string" calcext:value-type="string">
            <text:p>err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50" calcext:value-type="float">
            <text:p>650</text:p>
          </table:table-cell>
          <table:table-cell office:value-type="float" office:value="3984" calcext:value-type="float">
            <text:p>3984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table:formula="of:=SQRT([.E2])" office:value-type="float" office:value="15.9687194226713" calcext:value-type="float">
            <text:p>15,9687194227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00" calcext:value-type="float">
            <text:p>700</text:p>
          </table:table-cell>
          <table:table-cell office:value-type="float" office:value="4008" calcext:value-type="float">
            <text:p>4008</text:p>
          </table:table-cell>
          <table:table-cell office:value-type="float" office:value="896" calcext:value-type="float">
            <text:p>896</text:p>
          </table:table-cell>
          <table:table-cell office:value-type="float" office:value="883" calcext:value-type="float">
            <text:p>883</text:p>
          </table:table-cell>
          <table:table-cell table:formula="of:=SQRT([.E3])" office:value-type="float" office:value="29.7153159162073" calcext:value-type="float">
            <text:p>29,7153159162</text:p>
          </table:table-cell>
          <table:table-cell/>
          <table:table-cell office:value-type="string" calcext:value-type="string">
            <text:p>T=90s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50" calcext:value-type="float">
            <text:p>750</text:p>
          </table:table-cell>
          <table:table-cell office:value-type="float" office:value="3867" calcext:value-type="float">
            <text:p>3867</text:p>
          </table:table-cell>
          <table:table-cell office:value-type="float" office:value="1925" calcext:value-type="float">
            <text:p>1925</text:p>
          </table:table-cell>
          <table:table-cell office:value-type="float" office:value="1775" calcext:value-type="float">
            <text:p>1775</text:p>
          </table:table-cell>
          <table:table-cell table:formula="of:=SQRT([.E4])" office:value-type="float" office:value="42.1307488658818" calcext:value-type="float">
            <text:p>42,1307488659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75" calcext:value-type="float">
            <text:p>775</text:p>
          </table:table-cell>
          <table:table-cell office:value-type="float" office:value="3919" calcext:value-type="float">
            <text:p>3919</text:p>
          </table:table-cell>
          <table:table-cell office:value-type="float" office:value="2589" calcext:value-type="float">
            <text:p>2589</text:p>
          </table:table-cell>
          <table:table-cell office:value-type="float" office:value="2175" calcext:value-type="float">
            <text:p>2175</text:p>
          </table:table-cell>
          <table:table-cell table:formula="of:=SQRT([.E5])" office:value-type="float" office:value="46.6368952654441" calcext:value-type="float">
            <text:p>46,6368952654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800" calcext:value-type="float">
            <text:p>800</text:p>
          </table:table-cell>
          <table:table-cell office:value-type="float" office:value="4089" calcext:value-type="float">
            <text:p>4089</text:p>
          </table:table-cell>
          <table:table-cell office:value-type="float" office:value="4016" calcext:value-type="float">
            <text:p>4016</text:p>
          </table:table-cell>
          <table:table-cell office:value-type="float" office:value="2663" calcext:value-type="float">
            <text:p>2663</text:p>
          </table:table-cell>
          <table:table-cell table:formula="of:=SQRT([.E6])" office:value-type="float" office:value="51.6042633897627" calcext:value-type="float">
            <text:p>51,6042633898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825" calcext:value-type="float">
            <text:p>825</text:p>
          </table:table-cell>
          <table:table-cell office:value-type="float" office:value="4009" calcext:value-type="float">
            <text:p>4009</text:p>
          </table:table-cell>
          <table:table-cell office:value-type="float" office:value="7013" calcext:value-type="float">
            <text:p>7013</text:p>
          </table:table-cell>
          <table:table-cell office:value-type="float" office:value="2832" calcext:value-type="float">
            <text:p>2832</text:p>
          </table:table-cell>
          <table:table-cell table:formula="of:=SQRT([.E7])" office:value-type="float" office:value="53.2165387826003" calcext:value-type="float">
            <text:p>53,216538782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50" calcext:value-type="float">
            <text:p>850</text:p>
          </table:table-cell>
          <table:table-cell office:value-type="float" office:value="3746" calcext:value-type="float">
            <text:p>3746</text:p>
          </table:table-cell>
          <table:table-cell office:value-type="float" office:value="54475" calcext:value-type="float">
            <text:p>54475</text:p>
          </table:table-cell>
          <table:table-cell office:value-type="float" office:value="2864" calcext:value-type="float">
            <text:p>2864</text:p>
          </table:table-cell>
          <table:table-cell table:formula="of:=SQRT([.E8])" office:value-type="float" office:value="53.5163526410386" calcext:value-type="float">
            <text:p>53,516352641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875" calcext:value-type="float">
            <text:p>875</text:p>
          </table:table-cell>
          <table:table-cell office:value-type="float" office:value="4119" calcext:value-type="float">
            <text:p>4119</text:p>
          </table:table-cell>
          <table:table-cell office:value-type="float" office:value="820716" calcext:value-type="float">
            <text:p>820716</text:p>
          </table:table-cell>
          <table:table-cell office:value-type="float" office:value="3330" calcext:value-type="float">
            <text:p>3330</text:p>
          </table:table-cell>
          <table:table-cell table:formula="of:=SQRT([.E9])" office:value-type="float" office:value="57.706152185014" calcext:value-type="float">
            <text:p>57,70615218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SQRT([.E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SQRT([.E11])" office:value-type="float" office:value="0" calcext:value-type="float">
            <text:p>0</text:p>
          </table:table-cell>
          <table:table-cell table:number-columns-repeated="2"/>
        </table:table-row>
      </table:table>
      <table:table table:name="Foglio3" table:style-name="ta1">
        <table:shapes>
          <draw:frame draw:z-index="0" draw:name="Coincidenze" draw:style-name="gr2" draw:text-style-name="P1" svg:width="291.86mm" svg:height="173.97mm" svg:x="133.82mm" svg:y="9.57mm">
            <loext:p draw:notify-on-update-of-ranges="Foglio3.B2:Foglio3.B22 Foglio3.C2:Foglio3.C22 Foglio3.D2:Foglio3.D22 Foglio3.D2:Foglio3.D2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name="Coincidenze" draw:style-name="gr1" draw:text-style-name="P1" svg:width="365.92mm" svg:height="203.99mm" svg:x="99.12mm" svg:y="196.28mm">
            <loext:p draw:notify-on-update-of-ranges="Foglio3.A26:Foglio3.A51 Foglio3.C26:Foglio3.C51 Foglio3.D26:Foglio3.D50 Foglio3.D26:Foglio3.D5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oglia(R00)F</text:p>
          </table:table-cell>
          <table:table-cell office:value-type="string" calcext:value-type="string">
            <text:p>Soglia(L00)V</text:p>
          </table:table-cell>
          <table:table-cell office:value-type="string" calcext:value-type="string">
            <text:p>Coincidenze</text:p>
          </table:table-cell>
          <table:table-cell office:value-type="string" calcext:value-type="string">
            <text:p>err</text:p>
          </table:table-cell>
          <table:table-cell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970" calcext:value-type="float">
            <text:p>1970</text:p>
          </table:table-cell>
          <table:table-cell table:formula="of:=SQRT([.C2])" office:value-type="float" office:value="44.3846820423443" calcext:value-type="float">
            <text:p>44,3846820423</text:p>
          </table:table-cell>
          <table:table-cell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2" calcext:value-type="float">
            <text:p>-2</text:p>
          </table:table-cell>
          <table:table-cell office:value-type="float" office:value="1977" calcext:value-type="float">
            <text:p>1977</text:p>
          </table:table-cell>
          <table:table-cell table:formula="of:=SQRT([.C3])" office:value-type="float" office:value="44.4634681508314" calcext:value-type="float">
            <text:p>44,4634681508</text:p>
          </table:table-cell>
          <table:table-cell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3" calcext:value-type="float">
            <text:p>-3</text:p>
          </table:table-cell>
          <table:table-cell office:value-type="float" office:value="1931" calcext:value-type="float">
            <text:p>1931</text:p>
          </table:table-cell>
          <table:table-cell table:formula="of:=SQRT([.C4])" office:value-type="float" office:value="43.9431450854397" calcext:value-type="float">
            <text:p>43,9431450854</text:p>
          </table:table-cell>
          <table:table-cell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5" calcext:value-type="float">
            <text:p>-5</text:p>
          </table:table-cell>
          <table:table-cell office:value-type="float" office:value="1925" calcext:value-type="float">
            <text:p>1925</text:p>
          </table:table-cell>
          <table:table-cell table:formula="of:=SQRT([.C5])" office:value-type="float" office:value="43.8748219369606" calcext:value-type="float">
            <text:p>43,874821937</text:p>
          </table:table-cell>
          <table:table-cell office:value-type="string" calcext:value-type="string">
            <text:p>CH2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10" calcext:value-type="float">
            <text:p>-10</text:p>
          </table:table-cell>
          <table:table-cell office:value-type="float" office:value="1945" calcext:value-type="float">
            <text:p>1945</text:p>
          </table:table-cell>
          <table:table-cell table:formula="of:=SQRT([.C6])" office:value-type="float" office:value="44.1021541423999" calcext:value-type="float">
            <text:p>44,1021541424</text:p>
          </table:table-cell>
          <table:table-cell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12" calcext:value-type="float">
            <text:p>-12</text:p>
          </table:table-cell>
          <table:table-cell office:value-type="float" office:value="1967" calcext:value-type="float">
            <text:p>1967</text:p>
          </table:table-cell>
          <table:table-cell table:formula="of:=SQRT([.C7])" office:value-type="float" office:value="44.3508737230734" calcext:value-type="float">
            <text:p>44,3508737231</text:p>
          </table:table-cell>
          <table:table-cell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15" calcext:value-type="float">
            <text:p>-15</text:p>
          </table:table-cell>
          <table:table-cell office:value-type="float" office:value="1961" calcext:value-type="float">
            <text:p>1961</text:p>
          </table:table-cell>
          <table:table-cell table:formula="of:=SQRT([.C8])" office:value-type="float" office:value="44.2831796509691" calcext:value-type="float">
            <text:p>44,283179651</text:p>
          </table:table-cell>
          <table:table-cell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16" calcext:value-type="float">
            <text:p>-16</text:p>
          </table:table-cell>
          <table:table-cell/>
          <table:table-cell table:formula="of:=SQRT([.C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18" calcext:value-type="float">
            <text:p>-18</text:p>
          </table:table-cell>
          <table:table-cell office:value-type="float" office:value="1881" calcext:value-type="float">
            <text:p>1881</text:p>
          </table:table-cell>
          <table:table-cell table:formula="of:=SQRT([.C10])" office:value-type="float" office:value="43.3704968844029" calcext:value-type="float">
            <text:p>43,3704968844</text:p>
          </table:table-cell>
          <table:table-cell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20" calcext:value-type="float">
            <text:p>-20</text:p>
          </table:table-cell>
          <table:table-cell office:value-type="float" office:value="1895" calcext:value-type="float">
            <text:p>1895</text:p>
          </table:table-cell>
          <table:table-cell table:formula="of:=SQRT([.C11])" office:value-type="float" office:value="43.5315977193578" calcext:value-type="float">
            <text:p>43,5315977194</text:p>
          </table:table-cell>
          <table:table-cell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22" calcext:value-type="float">
            <text:p>-22</text:p>
          </table:table-cell>
          <table:table-cell office:value-type="float" office:value="1900" calcext:value-type="float">
            <text:p>1900</text:p>
          </table:table-cell>
          <table:table-cell table:formula="of:=SQRT([.C12])" office:value-type="float" office:value="43.5889894354067" calcext:value-type="float">
            <text:p>43,5889894354</text:p>
          </table:table-cell>
          <table:table-cell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25" calcext:value-type="float">
            <text:p>-25</text:p>
          </table:table-cell>
          <table:table-cell office:value-type="float" office:value="1832" calcext:value-type="float">
            <text:p>1832</text:p>
          </table:table-cell>
          <table:table-cell table:formula="of:=SQRT([.C13])" office:value-type="float" office:value="42.8018691180654" calcext:value-type="float">
            <text:p>42,8018691181</text:p>
          </table:table-cell>
          <table:table-cell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30" calcext:value-type="float">
            <text:p>-30</text:p>
          </table:table-cell>
          <table:table-cell office:value-type="float" office:value="1706" calcext:value-type="float">
            <text:p>1706</text:p>
          </table:table-cell>
          <table:table-cell table:formula="of:=SQRT([.C14])" office:value-type="float" office:value="41.3037528561268" calcext:value-type="float">
            <text:p>41,3037528561</text:p>
          </table:table-cell>
          <table:table-cell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35" calcext:value-type="float">
            <text:p>-35</text:p>
          </table:table-cell>
          <table:table-cell office:value-type="float" office:value="1701" calcext:value-type="float">
            <text:p>1701</text:p>
          </table:table-cell>
          <table:table-cell table:formula="of:=SQRT([.C15])" office:value-type="float" office:value="41.2431812546026" calcext:value-type="float">
            <text:p>41,2431812546</text:p>
          </table:table-cell>
          <table:table-cell/>
        </table:table-row>
        <table:table-row table:style-name="ro1">
          <table:table-cell table:number-columns-repeated="2" office:value-type="float" office:value="-40" calcext:value-type="float">
            <text:p>-40</text:p>
          </table:table-cell>
          <table:table-cell office:value-type="float" office:value="1679" calcext:value-type="float">
            <text:p>1679</text:p>
          </table:table-cell>
          <table:table-cell table:formula="of:=SQRT([.C16])" office:value-type="float" office:value="40.9756024970958" calcext:value-type="float">
            <text:p>40,9756024971</text:p>
          </table:table-cell>
          <table:table-cell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50" calcext:value-type="float">
            <text:p>-50</text:p>
          </table:table-cell>
          <table:table-cell office:value-type="float" office:value="1584" calcext:value-type="float">
            <text:p>1584</text:p>
          </table:table-cell>
          <table:table-cell table:formula="of:=SQRT([.C17])" office:value-type="float" office:value="39.7994974842648" calcext:value-type="float">
            <text:p>39,7994974843</text:p>
          </table:table-cell>
          <table:table-cell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60" calcext:value-type="float">
            <text:p>-60</text:p>
          </table:table-cell>
          <table:table-cell office:value-type="float" office:value="1481" calcext:value-type="float">
            <text:p>1481</text:p>
          </table:table-cell>
          <table:table-cell table:formula="of:=SQRT([.C18])" office:value-type="float" office:value="38.4837628097877" calcext:value-type="float">
            <text:p>38,4837628098</text:p>
          </table:table-cell>
          <table:table-cell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80" calcext:value-type="float">
            <text:p>-80</text:p>
          </table:table-cell>
          <table:table-cell office:value-type="float" office:value="1257" calcext:value-type="float">
            <text:p>1257</text:p>
          </table:table-cell>
          <table:table-cell table:formula="of:=SQRT([.C19])" office:value-type="float" office:value="35.4541958024717" calcext:value-type="float">
            <text:p>35,4541958025</text:p>
          </table:table-cell>
          <table:table-cell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100" calcext:value-type="float">
            <text:p>-100</text:p>
          </table:table-cell>
          <table:table-cell office:value-type="float" office:value="993" calcext:value-type="float">
            <text:p>993</text:p>
          </table:table-cell>
          <table:table-cell table:formula="of:=SQRT([.C20])" office:value-type="float" office:value="31.5119025131775" calcext:value-type="float">
            <text:p>31,5119025132</text:p>
          </table:table-cell>
          <table:table-cell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150" calcext:value-type="float">
            <text:p>-150</text:p>
          </table:table-cell>
          <table:table-cell office:value-type="float" office:value="716" calcext:value-type="float">
            <text:p>716</text:p>
          </table:table-cell>
          <table:table-cell table:formula="of:=SQRT([.C21])" office:value-type="float" office:value="26.7581763205193" calcext:value-type="float">
            <text:p>26,7581763205</text:p>
          </table:table-cell>
          <table:table-cell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200" calcext:value-type="float">
            <text:p>-200</text:p>
          </table:table-cell>
          <table:table-cell office:value-type="float" office:value="488" calcext:value-type="float">
            <text:p>488</text:p>
          </table:table-cell>
          <table:table-cell table:formula="of:=SQRT([.C22])" office:value-type="float" office:value="22.0907220343745" calcext:value-type="float">
            <text:p>22,0907220344</text:p>
          </table:table-cell>
          <table:table-cell/>
        </table:table-row>
        <table:table-row table:style-name="ro1">
          <table:table-cell office:value-type="float" office:value="-40" calcext:value-type="float">
            <text:p>-40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oglia(R00)V</text:p>
          </table:table-cell>
          <table:table-cell office:value-type="string" calcext:value-type="string">
            <text:p>Soglia(L00)F</text:p>
          </table:table-cell>
          <table:table-cell office:value-type="string" calcext:value-type="string">
            <text:p>Coincidenze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office:value-type="float" office:value="2746" calcext:value-type="float">
            <text:p>2746</text:p>
          </table:table-cell>
          <table:table-cell table:formula="of:=SQRT([.C26])" office:value-type="float" office:value="52.4022900262956" calcext:value-type="float">
            <text:p>52,4022900263</text:p>
          </table:table-cell>
          <table:table-cell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2731" calcext:value-type="float">
            <text:p>2731</text:p>
          </table:table-cell>
          <table:table-cell table:formula="of:=SQRT([.C27])" office:value-type="float" office:value="52.2589705218157" calcext:value-type="float">
            <text:p>52,2589705218</text:p>
          </table:table-cell>
          <table:table-cell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2744" calcext:value-type="float">
            <text:p>2744</text:p>
          </table:table-cell>
          <table:table-cell table:formula="of:=SQRT([.C28])" office:value-type="float" office:value="52.3832034148352" calcext:value-type="float">
            <text:p>52,3832034148</text:p>
          </table:table-cell>
          <table:table-cell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40" calcext:value-type="float">
            <text:p>-40</text:p>
          </table:table-cell>
          <table:table-cell office:value-type="float" office:value="2678" calcext:value-type="float">
            <text:p>2678</text:p>
          </table:table-cell>
          <table:table-cell table:formula="of:=SQRT([.C29])" office:value-type="float" office:value="51.7493961317424" calcext:value-type="float">
            <text:p>51,7493961317</text:p>
          </table:table-cell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40" calcext:value-type="float">
            <text:p>-40</text:p>
          </table:table-cell>
          <table:table-cell office:value-type="float" office:value="2586" calcext:value-type="float">
            <text:p>2586</text:p>
          </table:table-cell>
          <table:table-cell table:formula="of:=SQRT([.C30])" office:value-type="float" office:value="50.8527285403645" calcext:value-type="float">
            <text:p>50,8527285404</text:p>
          </table:table-cell>
          <table:table-cell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40" calcext:value-type="float">
            <text:p>-40</text:p>
          </table:table-cell>
          <table:table-cell office:value-type="float" office:value="2529" calcext:value-type="float">
            <text:p>2529</text:p>
          </table:table-cell>
          <table:table-cell table:formula="of:=SQRT([.C31])" office:value-type="float" office:value="50.2891638427206" calcext:value-type="float">
            <text:p>50,2891638427</text:p>
          </table:table-cell>
          <table:table-cell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40" calcext:value-type="float">
            <text:p>-40</text:p>
          </table:table-cell>
          <table:table-cell office:value-type="float" office:value="2456" calcext:value-type="float">
            <text:p>2456</text:p>
          </table:table-cell>
          <table:table-cell table:formula="of:=SQRT([.C32])" office:value-type="float" office:value="49.5580467734555" calcext:value-type="float">
            <text:p>49,5580467735</text:p>
          </table:table-cell>
          <table:table-cell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40" calcext:value-type="float">
            <text:p>-40</text:p>
          </table:table-cell>
          <table:table-cell/>
          <table:table-cell table:formula="of:=SQRT([.C3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40" calcext:value-type="float">
            <text:p>-40</text:p>
          </table:table-cell>
          <table:table-cell office:value-type="float" office:value="2385" calcext:value-type="float">
            <text:p>2385</text:p>
          </table:table-cell>
          <table:table-cell table:formula="of:=SQRT([.C34])" office:value-type="float" office:value="48.8364617882991" calcext:value-type="float">
            <text:p>48,8364617883</text:p>
          </table:table-cell>
          <table:table-cell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40" calcext:value-type="float">
            <text:p>-40</text:p>
          </table:table-cell>
          <table:table-cell office:value-type="float" office:value="2344" calcext:value-type="float">
            <text:p>2344</text:p>
          </table:table-cell>
          <table:table-cell table:formula="of:=SQRT([.C35])" office:value-type="float" office:value="48.4148737476408" calcext:value-type="float">
            <text:p>48,4148737476</text:p>
          </table:table-cell>
          <table:table-cell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-40" calcext:value-type="float">
            <text:p>-40</text:p>
          </table:table-cell>
          <table:table-cell office:value-type="float" office:value="2265" calcext:value-type="float">
            <text:p>2265</text:p>
          </table:table-cell>
          <table:table-cell table:formula="of:=SQRT([.C36])" office:value-type="float" office:value="47.5920161371632" calcext:value-type="float">
            <text:p>47,5920161372</text:p>
          </table:table-cell>
          <table:table-cell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-40" calcext:value-type="float">
            <text:p>-40</text:p>
          </table:table-cell>
          <table:table-cell office:value-type="float" office:value="2238" calcext:value-type="float">
            <text:p>2238</text:p>
          </table:table-cell>
          <table:table-cell table:formula="of:=SQRT([.C37])" office:value-type="float" office:value="47.3075046900595" calcext:value-type="float">
            <text:p>47,3075046901</text:p>
          </table:table-cell>
          <table:table-cell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40" calcext:value-type="float">
            <text:p>-40</text:p>
          </table:table-cell>
          <table:table-cell office:value-type="float" office:value="2134" calcext:value-type="float">
            <text:p>2134</text:p>
          </table:table-cell>
          <table:table-cell table:formula="of:=SQRT([.C38])" office:value-type="float" office:value="46.1952378498044" calcext:value-type="float">
            <text:p>46,1952378498</text:p>
          </table:table-cell>
          <table:table-cell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-40" calcext:value-type="float">
            <text:p>-40</text:p>
          </table:table-cell>
          <table:table-cell office:value-type="float" office:value="2095" calcext:value-type="float">
            <text:p>2095</text:p>
          </table:table-cell>
          <table:table-cell table:formula="of:=SQRT([.C39])" office:value-type="float" office:value="45.7711699653832" calcext:value-type="float">
            <text:p>45,7711699654</text:p>
          </table:table-cell>
          <table:table-cell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40" calcext:value-type="float">
            <text:p>-40</text:p>
          </table:table-cell>
          <table:table-cell office:value-type="float" office:value="1875" calcext:value-type="float">
            <text:p>1875</text:p>
          </table:table-cell>
          <table:table-cell table:formula="of:=SQRT([.C40])" office:value-type="float" office:value="43.3012701892219" calcext:value-type="float">
            <text:p>43,3012701892</text:p>
          </table:table-cell>
          <table:table-cell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40" calcext:value-type="float">
            <text:p>-40</text:p>
          </table:table-cell>
          <table:table-cell office:value-type="float" office:value="1801" calcext:value-type="float">
            <text:p>1801</text:p>
          </table:table-cell>
          <table:table-cell table:formula="of:=SQRT([.C41])" office:value-type="float" office:value="42.4381903478459" calcext:value-type="float">
            <text:p>42,4381903478</text:p>
          </table:table-cell>
          <table:table-cell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-40" calcext:value-type="float">
            <text:p>-40</text:p>
          </table:table-cell>
          <table:table-cell office:value-type="float" office:value="1670" calcext:value-type="float">
            <text:p>1670</text:p>
          </table:table-cell>
          <table:table-cell table:formula="of:=SQRT([.C42])" office:value-type="float" office:value="40.8656334834051" calcext:value-type="float">
            <text:p>40,8656334834</text:p>
          </table:table-cell>
          <table:table-cell/>
        </table:table-row>
        <table:table-row table:style-name="ro1">
          <table:table-cell table:number-columns-repeated="2" office:value-type="float" office:value="-40" calcext:value-type="float">
            <text:p>-40</text:p>
          </table:table-cell>
          <table:table-cell office:value-type="float" office:value="1686" calcext:value-type="float">
            <text:p>1686</text:p>
          </table:table-cell>
          <table:table-cell table:formula="of:=SQRT([.C43])" office:value-type="float" office:value="41.0609303352956" calcext:value-type="float">
            <text:p>41,0609303353</text:p>
          </table:table-cell>
          <table:table-cell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40" calcext:value-type="float">
            <text:p>-40</text:p>
          </table:table-cell>
          <table:table-cell office:value-type="float" office:value="1596" calcext:value-type="float">
            <text:p>1596</text:p>
          </table:table-cell>
          <table:table-cell table:formula="of:=SQRT([.C44])" office:value-type="float" office:value="39.9499687108764" calcext:value-type="float">
            <text:p>39,9499687109</text:p>
          </table:table-cell>
          <table:table-cell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40" calcext:value-type="float">
            <text:p>-40</text:p>
          </table:table-cell>
          <table:table-cell office:value-type="float" office:value="1420" calcext:value-type="float">
            <text:p>1420</text:p>
          </table:table-cell>
          <table:table-cell table:formula="of:=SQRT([.C45])" office:value-type="float" office:value="37.6828873628335" calcext:value-type="float">
            <text:p>37,6828873628</text:p>
          </table:table-cell>
          <table:table-cell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40" calcext:value-type="float">
            <text:p>-40</text:p>
          </table:table-cell>
          <table:table-cell office:value-type="float" office:value="1245" calcext:value-type="float">
            <text:p>1245</text:p>
          </table:table-cell>
          <table:table-cell table:formula="of:=SQRT([.C46])" office:value-type="float" office:value="35.2845575287547" calcext:value-type="float">
            <text:p>35,2845575288</text:p>
          </table:table-cell>
          <table:table-cell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40" calcext:value-type="float">
            <text:p>-40</text:p>
          </table:table-cell>
          <table:table-cell office:value-type="float" office:value="974" calcext:value-type="float">
            <text:p>974</text:p>
          </table:table-cell>
          <table:table-cell table:formula="of:=SQRT([.C47])" office:value-type="float" office:value="31.2089730686545" calcext:value-type="float">
            <text:p>31,2089730687</text:p>
          </table:table-cell>
          <table:table-cell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40" calcext:value-type="float">
            <text:p>-40</text:p>
          </table:table-cell>
          <table:table-cell office:value-type="float" office:value="689" calcext:value-type="float">
            <text:p>689</text:p>
          </table:table-cell>
          <table:table-cell table:formula="of:=SQRT([.C48])" office:value-type="float" office:value="26.2488094968134" calcext:value-type="float">
            <text:p>26,2488094968</text:p>
          </table:table-cell>
          <table:table-cell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40" calcext:value-type="float">
            <text:p>-40</text:p>
          </table:table-cell>
          <table:table-cell office:value-type="float" office:value="406" calcext:value-type="float">
            <text:p>406</text:p>
          </table:table-cell>
          <table:table-cell table:formula="of:=SQRT([.C49])" office:value-type="float" office:value="20.1494416796099" calcext:value-type="float">
            <text:p>20,1494416796</text:p>
          </table:table-cell>
          <table:table-cell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40" calcext:value-type="float">
            <text:p>-40</text:p>
          </table:table-cell>
          <table:table-cell office:value-type="float" office:value="245" calcext:value-type="float">
            <text:p>245</text:p>
          </table:table-cell>
          <table:table-cell table:formula="of:=SQRT([.C50])" office:value-type="float" office:value="15.6524758424985" calcext:value-type="float">
            <text:p>15,6524758425</text:p>
          </table:table-cell>
          <table:table-cell/>
        </table:table-row>
        <table:table-row table:style-name="ro1">
          <table:table-cell/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0" calcext:value-type="float">
            <text:p>-4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00/00/0000</text:date>, <text:time style:data-style-name="N2" text:time-value="17:49:21.30711077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5:21:22.245440201</meta:creation-date>
    <dc:date>2018-05-21T19:05:25.570315439</dc:date>
    <meta:editing-duration>PT36M30S</meta:editing-duration>
    <meta:editing-cycles>5</meta:editing-cycles>
    <meta:generator>LibreOffice/5.1.6.2$Linux_X86_64 LibreOffice_project/10m0$Build-2</meta:generator>
    <meta:document-statistic meta:table-count="3" meta:cell-count="31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Foglio1.F2:Foglio1.F24" chart:error-lower-range="Foglio1.F2:Foglio1.F24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Foglio1.F2:Foglio1.F24" chart:error-lower-range="Foglio1.F2:Foglio1.F24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percentage" chart:error-percentage="1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error-upper-indicator="true" chart:error-lower-indicator="true" chart:error-category="cell-range" chart:error-upper-range="Foglio1.F2:Foglio1.F24" chart:error-lower-range="Foglio1.F2:Foglio1.F24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52cm" svg:height="13.043cm" xlink:href=".." xlink:type="simple" chart:class="chart:line" chart:style-name="ch1">
        <chart:title svg:x="9.976cm" svg:y="0.396cm" chart:style-name="ch2">
          <text:p>Coincidenze</text:p>
        </chart:title>
        <chart:plot-area chart:style-name="ch3" table:cell-range-address="Foglio1.A2:Foglio1.A10 Foglio1.E2:Foglio1.E10" chart:data-source-has-labels="column" svg:x="0.451cm" svg:y="1.435cm" svg:width="21.65cm" svg:height="11.348cm">
          <chartooo:coordinate-region svg:x="1.258cm" svg:y="1.634cm" svg:width="20.378cm" svg:height="10.502cm"/>
          <chart:axis chart:dimension="x" chart:name="primary-x" chart:style-name="ch4" chartooo:axis-type="auto">
            <chartooo:date-scale/>
            <chart:categories table:cell-range-address="Foglio1.A2:Foglio1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E2:Foglio1.E10" chart:class="chart:line">
            <chart:error-indicator chart:style-name="ch8" chart:dimension="x"/>
            <chart:error-indicator chart:style-name="ch9" chart:dimension="y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E</text:p>
              </table:table-cell>
              <table:table-cell office:value-type="string">
                <text:p>Colonna F</text:p>
              </table:table-cell>
              <table:table-cell office:value-type="string">
                <text:p>Colonna F</text:p>
              </table:table-cell>
            </table:table-row>
          </table:table-header-rows>
          <table:table-rows>
            <table:table-row>
              <table:table-cell office:value-type="float" office:value="650">
                <text:p>650</text:p>
                <draw:g>
                  <svg:desc>Foglio1.A2:Foglio1.A10</svg:desc>
                </draw:g>
              </table:table-cell>
              <table:table-cell office:value-type="float" office:value="56">
                <text:p>56</text:p>
                <draw:g>
                  <svg:desc>Foglio1.E2:Foglio1.E10</svg:desc>
                </draw:g>
              </table:table-cell>
              <table:table-cell office:value-type="float" office:value="7.48331477354788">
                <text:p>7.48331477354788</text:p>
                <draw:g>
                  <svg:desc>Foglio1.F2:Foglio1.F24</svg:desc>
                </draw:g>
              </table:table-cell>
              <table:table-cell office:value-type="float" office:value="7.48331477354788">
                <text:p>7.48331477354788</text:p>
                <draw:g>
                  <svg:desc>Foglio1.F2:Foglio1.F24</svg:desc>
                </draw:g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59">
                <text:p>259</text:p>
              </table:table-cell>
              <table:table-cell office:value-type="float" office:value="16.0934769394311">
                <text:p>16.0934769394311</text:p>
              </table:table-cell>
              <table:table-cell office:value-type="float" office:value="16.0934769394311">
                <text:p>16.0934769394311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843">
                <text:p>843</text:p>
              </table:table-cell>
              <table:table-cell office:value-type="float" office:value="29.0344622819159">
                <text:p>29.0344622819159</text:p>
              </table:table-cell>
              <table:table-cell office:value-type="float" office:value="29.0344622819159">
                <text:p>29.0344622819159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1061">
                <text:p>1061</text:p>
              </table:table-cell>
              <table:table-cell office:value-type="float" office:value="32.5729949498047">
                <text:p>32.5729949498047</text:p>
              </table:table-cell>
              <table:table-cell office:value-type="float" office:value="32.5729949498047">
                <text:p>32.572994949804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266">
                <text:p>1266</text:p>
              </table:table-cell>
              <table:table-cell office:value-type="float" office:value="35.5808937493144">
                <text:p>35.5808937493144</text:p>
              </table:table-cell>
              <table:table-cell office:value-type="float" office:value="35.5808937493144">
                <text:p>35.5808937493144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1333">
                <text:p>1333</text:p>
              </table:table-cell>
              <table:table-cell office:value-type="float" office:value="36.5102725270574">
                <text:p>36.5102725270574</text:p>
              </table:table-cell>
              <table:table-cell office:value-type="float" office:value="36.5102725270574">
                <text:p>36.5102725270574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431">
                <text:p>1431</text:p>
              </table:table-cell>
              <table:table-cell office:value-type="float" office:value="37.8285606387555">
                <text:p>37.8285606387555</text:p>
              </table:table-cell>
              <table:table-cell office:value-type="float" office:value="37.8285606387555">
                <text:p>37.8285606387555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1454">
                <text:p>1454</text:p>
              </table:table-cell>
              <table:table-cell office:value-type="float" office:value="38.1313519298752">
                <text:p>38.1313519298752</text:p>
              </table:table-cell>
              <table:table-cell office:value-type="float" office:value="38.1313519298752">
                <text:p>38.131351929875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469">
                <text:p>1469</text:p>
              </table:table-cell>
              <table:table-cell office:value-type="float" office:value="38.3275357934736">
                <text:p>38.3275357934736</text:p>
              </table:table-cell>
              <table:table-cell office:value-type="float" office:value="38.3275357934736">
                <text:p>38.32753579347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082cm" svg:height="11.768cm" xlink:href=".." xlink:type="simple" chart:class="chart:line" chart:style-name="ch1">
        <chart:title svg:x="9.061cm" svg:y="0.371cm" chart:style-name="ch2">
          <text:p>R00</text:p>
        </chart:title>
        <chart:plot-area chart:style-name="ch3" table:cell-range-address="Foglio1.A2:Foglio1.A10 Foglio1.C2:Foglio1.C10" chart:data-source-has-labels="column" svg:x="0.381cm" svg:y="1.385cm" svg:width="18.32cm" svg:height="10.148cm">
          <chartooo:coordinate-region svg:x="1.743cm" svg:y="1.584cm" svg:width="16.678cm" svg:height="9.302cm"/>
          <chart:axis chart:dimension="x" chart:name="primary-x" chart:style-name="ch4" chartooo:axis-type="auto">
            <chartooo:date-scale/>
            <chart:categories table:cell-range-address="Foglio1.A2:Foglio1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1.C2:Foglio1.C10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float" office:value="650">
                <text:p>650</text:p>
                <draw:g>
                  <svg:desc>Foglio1.A2:Foglio1.A10</svg:desc>
                </draw:g>
              </table:table-cell>
              <table:table-cell office:value-type="float" office:value="56">
                <text:p>56</text:p>
                <draw:g>
                  <svg:desc>Foglio1.C2:Foglio1.C10</svg:desc>
                </draw:g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2558">
                <text:p>2558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4422">
                <text:p>4422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14313">
                <text:p>1431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536897">
                <text:p>5368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082cm" svg:height="11.768cm" xlink:href=".." xlink:type="simple" chart:class="chart:line" chart:style-name="ch1">
        <chart:title svg:x="9.101cm" svg:y="0.371cm" chart:style-name="ch2">
          <text:p>L00</text:p>
        </chart:title>
        <chart:plot-area chart:style-name="ch3" table:cell-range-address="Foglio2.B2:Foglio2.B11 Foglio2.D2:Foglio2.D11" chart:data-source-has-labels="column" svg:x="0.381cm" svg:y="1.385cm" svg:width="18.32cm" svg:height="10.148cm">
          <chartooo:coordinate-region svg:x="1.743cm" svg:y="1.584cm" svg:width="16.958cm" svg:height="9.302cm"/>
          <chart:axis chart:dimension="x" chart:name="primary-x" chart:style-name="ch4" chartooo:axis-type="auto">
            <chartooo:date-scale/>
            <chart:categories table:cell-range-address="Foglio2.B2:Foglio2.B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2.D2:Foglio2.D1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float" office:value="650">
                <text:p>650</text:p>
                <draw:g>
                  <svg:desc>Foglio2.B2:Foglio2.B11</svg:desc>
                </draw:g>
              </table:table-cell>
              <table:table-cell office:value-type="float" office:value="256">
                <text:p>256</text:p>
                <draw:g>
                  <svg:desc>Foglio2.D2:Foglio2.D11</svg:desc>
                </draw:g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2589">
                <text:p>258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016">
                <text:p>4016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7013">
                <text:p>7013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54475">
                <text:p>54475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820716">
                <text:p>820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Foglio1.F2:Foglio1.F24" chart:error-lower-range="Foglio1.F2:Foglio1.F24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Foglio1.F2:Foglio1.F24" chart:error-lower-range="Foglio1.F2:Foglio1.F24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percentage" chart:error-percentage="1" loext:std-weight="1"/>
      <style:graphic-properties draw:stroke="solid" svg:stroke-width="0cm" svg:stroke-color="#000000" svg:stroke-opacity="100%" draw:stroke-linejoin="round"/>
    </style:style>
    <style:style style:name="ch8" style:family="chart">
      <style:chart-properties chart:error-upper-indicator="true" chart:error-lower-indicator="true" chart:error-category="cell-range" chart:error-upper-range="Foglio1.F2:Foglio1.F24" chart:error-lower-range="Foglio1.F2:Foglio1.F24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552cm" svg:height="13.043cm" xlink:href=".." xlink:type="simple" chart:class="chart:line" chart:style-name="ch1">
        <chart:title svg:x="9.976cm" svg:y="0.396cm" chart:style-name="ch2">
          <text:p>Coincidenze</text:p>
        </chart:title>
        <chart:plot-area chart:style-name="ch3" table:cell-range-address="Foglio2.B2:Foglio2.B9 Foglio2.E2:Foglio2.E9" chart:data-source-has-labels="column" svg:x="0.451cm" svg:y="1.435cm" svg:width="21.65cm" svg:height="11.348cm">
          <chartooo:coordinate-region svg:x="1.443cm" svg:y="1.634cm" svg:width="20.378cm" svg:height="10.502cm"/>
          <chart:axis chart:dimension="x" chart:name="primary-x" chart:style-name="ch4" chartooo:axis-type="auto">
            <chartooo:date-scale/>
            <chart:categories table:cell-range-address="Foglio2.B2:Foglio2.B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2.E2:Foglio2.E9" chart:class="chart:line">
            <chart:error-indicator chart:style-name="ch7" chart:dimension="x"/>
            <chart:error-indicator chart:style-name="ch8" chart:dimension="y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E</text:p>
              </table:table-cell>
              <table:table-cell office:value-type="string">
                <text:p>Colonna F</text:p>
              </table:table-cell>
              <table:table-cell office:value-type="string">
                <text:p>Colonna F</text:p>
              </table:table-cell>
            </table:table-row>
          </table:table-header-rows>
          <table:table-rows>
            <table:table-row>
              <table:table-cell office:value-type="float" office:value="650">
                <text:p>650</text:p>
                <draw:g>
                  <svg:desc>Foglio2.B2:Foglio2.B9</svg:desc>
                </draw:g>
              </table:table-cell>
              <table:table-cell office:value-type="float" office:value="255">
                <text:p>255</text:p>
                <draw:g>
                  <svg:desc>Foglio2.E2:Foglio2.E9</svg:desc>
                </draw:g>
              </table:table-cell>
              <table:table-cell office:value-type="float" office:value="7.48331477354788">
                <text:p>7.48331477354788</text:p>
                <draw:g>
                  <svg:desc>Foglio1.F2:Foglio1.F24</svg:desc>
                </draw:g>
              </table:table-cell>
              <table:table-cell office:value-type="float" office:value="7.48331477354788">
                <text:p>7.48331477354788</text:p>
                <draw:g>
                  <svg:desc>Foglio1.F2:Foglio1.F24</svg:desc>
                </draw:g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883">
                <text:p>883</text:p>
              </table:table-cell>
              <table:table-cell office:value-type="float" office:value="16.0934769394311">
                <text:p>16.0934769394311</text:p>
              </table:table-cell>
              <table:table-cell office:value-type="float" office:value="16.0934769394311">
                <text:p>16.0934769394311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775">
                <text:p>1775</text:p>
              </table:table-cell>
              <table:table-cell office:value-type="float" office:value="29.0344622819159">
                <text:p>29.0344622819159</text:p>
              </table:table-cell>
              <table:table-cell office:value-type="float" office:value="29.0344622819159">
                <text:p>29.0344622819159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2175">
                <text:p>2175</text:p>
              </table:table-cell>
              <table:table-cell office:value-type="float" office:value="32.5729949498047">
                <text:p>32.5729949498047</text:p>
              </table:table-cell>
              <table:table-cell office:value-type="float" office:value="32.5729949498047">
                <text:p>32.572994949804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663">
                <text:p>2663</text:p>
              </table:table-cell>
              <table:table-cell office:value-type="float" office:value="35.5808937493144">
                <text:p>35.5808937493144</text:p>
              </table:table-cell>
              <table:table-cell office:value-type="float" office:value="35.5808937493144">
                <text:p>35.5808937493144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2832">
                <text:p>2832</text:p>
              </table:table-cell>
              <table:table-cell office:value-type="float" office:value="36.5102725270574">
                <text:p>36.5102725270574</text:p>
              </table:table-cell>
              <table:table-cell office:value-type="float" office:value="36.5102725270574">
                <text:p>36.5102725270574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2864">
                <text:p>2864</text:p>
              </table:table-cell>
              <table:table-cell office:value-type="float" office:value="37.8285606387555">
                <text:p>37.8285606387555</text:p>
              </table:table-cell>
              <table:table-cell office:value-type="float" office:value="37.8285606387555">
                <text:p>37.8285606387555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3330">
                <text:p>3330</text:p>
              </table:table-cell>
              <table:table-cell office:value-type="float" office:value="38.1313519298752">
                <text:p>38.1313519298752</text:p>
              </table:table-cell>
              <table:table-cell office:value-type="float" office:value="38.1313519298752">
                <text:p>38.13135192987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8.3275357934736">
                <text:p>38.3275357934736</text:p>
              </table:table-cell>
              <table:table-cell office:value-type="float" office:value="38.3275357934736">
                <text:p>38.32753579347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 chart:error-category="cell-range" chart:error-upper-range="Foglio3.D2:Foglio3.D22" chart:error-lower-range="Foglio3.D2:Foglio3.D22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error-category="cell-range" chart:error-upper-range="Foglio3.D2:Foglio3.D22" chart:error-lower-range="Foglio3.D2:Foglio3.D22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error-upper-indicator="true" chart:error-lower-indicator="true" chart:error-category="cell-range" chart:error-upper-range="Foglio3.D2:Foglio3.D22" chart:error-lower-range="Foglio3.D2:Foglio3.D22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187cm" svg:height="17.398cm" xlink:href=".." xlink:type="simple" chart:class="chart:scatter" chart:style-name="ch1">
        <chart:title svg:x="12.208cm" svg:y="0.483cm" chart:style-name="ch2">
          <text:p>Coincidenze CH2    -35</text:p>
        </chart:title>
        <chart:plot-area chart:style-name="ch3" table:cell-range-address="Foglio3.B2:Foglio3.C22" chart:data-source-has-labels="column" svg:x="0.583cm" svg:y="1.609cm" svg:width="28.021cm" svg:height="15.442cm">
          <chartooo:coordinate-region svg:x="0.676cm" svg:y="1.808cm" svg:width="27.596cm" svg:height="14.596cm"/>
          <chart:axis chart:dimension="x" chart:name="primary-x" chart:style-name="ch4" chartooo:axis-type="auto">
            <chart:categories table:cell-range-address="Foglio3.B2:Foglio3.B22"/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</chart:axis>
          <chart:series chart:style-name="ch8" chart:values-cell-range-address="Foglio3.C2:Foglio3.C22" chart:class="chart:scatter">
            <chart:domain table:cell-range-address="Foglio3.B2:Foglio3.B22"/>
            <chart:error-indicator chart:style-name="ch9" chart:dimension="x"/>
            <chart:error-indicator chart:style-name="ch10" chart:dimension="y"/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  <table:table-cell office:value-type="string">
                <text:p>Colonna D</text:p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float" office:value="-1">
                <text:p>-1</text:p>
                <draw:g>
                  <svg:desc>Foglio3.B2:Foglio3.B22</svg:desc>
                </draw:g>
              </table:table-cell>
              <table:table-cell office:value-type="float" office:value="1970">
                <text:p>1970</text:p>
                <draw:g>
                  <svg:desc>Foglio3.C2:Foglio3.C22</svg:desc>
                </draw:g>
              </table:table-cell>
              <table:table-cell office:value-type="float" office:value="44.3846820423443">
                <text:p>44.3846820423443</text:p>
                <draw:g>
                  <svg:desc>Foglio3.D2:Foglio3.D22</svg:desc>
                </draw:g>
              </table:table-cell>
              <table:table-cell office:value-type="float" office:value="44.3846820423443">
                <text:p>44.3846820423443</text:p>
                <draw:g>
                  <svg:desc>Foglio3.D2:Foglio3.D22</svg:desc>
                </draw:g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1977">
                <text:p>1977</text:p>
              </table:table-cell>
              <table:table-cell office:value-type="float" office:value="44.4634681508314">
                <text:p>44.4634681508314</text:p>
              </table:table-cell>
              <table:table-cell office:value-type="float" office:value="44.4634681508314">
                <text:p>44.4634681508314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1931">
                <text:p>1931</text:p>
              </table:table-cell>
              <table:table-cell office:value-type="float" office:value="43.9431450854397">
                <text:p>43.9431450854397</text:p>
              </table:table-cell>
              <table:table-cell office:value-type="float" office:value="43.9431450854397">
                <text:p>43.9431450854397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1925">
                <text:p>1925</text:p>
              </table:table-cell>
              <table:table-cell office:value-type="float" office:value="43.8748219369606">
                <text:p>43.8748219369606</text:p>
              </table:table-cell>
              <table:table-cell office:value-type="float" office:value="43.8748219369606">
                <text:p>43.8748219369606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1945">
                <text:p>1945</text:p>
              </table:table-cell>
              <table:table-cell office:value-type="float" office:value="44.1021541423999">
                <text:p>44.1021541423999</text:p>
              </table:table-cell>
              <table:table-cell office:value-type="float" office:value="44.1021541423999">
                <text:p>44.1021541423999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1967">
                <text:p>1967</text:p>
              </table:table-cell>
              <table:table-cell office:value-type="float" office:value="44.3508737230734">
                <text:p>44.3508737230734</text:p>
              </table:table-cell>
              <table:table-cell office:value-type="float" office:value="44.3508737230734">
                <text:p>44.3508737230734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1961">
                <text:p>1961</text:p>
              </table:table-cell>
              <table:table-cell office:value-type="float" office:value="44.2831796509691">
                <text:p>44.2831796509691</text:p>
              </table:table-cell>
              <table:table-cell office:value-type="float" office:value="44.2831796509691">
                <text:p>44.2831796509691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8">
                <text:p>-18</text:p>
              </table:table-cell>
              <table:table-cell office:value-type="float" office:value="1881">
                <text:p>1881</text:p>
              </table:table-cell>
              <table:table-cell office:value-type="float" office:value="43.3704968844029">
                <text:p>43.3704968844029</text:p>
              </table:table-cell>
              <table:table-cell office:value-type="float" office:value="43.3704968844029">
                <text:p>43.3704968844029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1895">
                <text:p>1895</text:p>
              </table:table-cell>
              <table:table-cell office:value-type="float" office:value="43.5315977193578">
                <text:p>43.5315977193578</text:p>
              </table:table-cell>
              <table:table-cell office:value-type="float" office:value="43.5315977193578">
                <text:p>43.5315977193578</text:p>
              </table:table-cell>
            </table:table-row>
            <table:table-row>
              <table:table-cell office:value-type="float" office:value="-22">
                <text:p>-22</text:p>
              </table:table-cell>
              <table:table-cell office:value-type="float" office:value="1900">
                <text:p>1900</text:p>
              </table:table-cell>
              <table:table-cell office:value-type="float" office:value="43.5889894354067">
                <text:p>43.5889894354067</text:p>
              </table:table-cell>
              <table:table-cell office:value-type="float" office:value="43.5889894354067">
                <text:p>43.5889894354067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1832">
                <text:p>1832</text:p>
              </table:table-cell>
              <table:table-cell office:value-type="float" office:value="42.8018691180654">
                <text:p>42.8018691180654</text:p>
              </table:table-cell>
              <table:table-cell office:value-type="float" office:value="42.8018691180654">
                <text:p>42.8018691180654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1706">
                <text:p>1706</text:p>
              </table:table-cell>
              <table:table-cell office:value-type="float" office:value="41.3037528561268">
                <text:p>41.3037528561268</text:p>
              </table:table-cell>
              <table:table-cell office:value-type="float" office:value="41.3037528561268">
                <text:p>41.3037528561268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1701">
                <text:p>1701</text:p>
              </table:table-cell>
              <table:table-cell office:value-type="float" office:value="41.2431812546026">
                <text:p>41.2431812546026</text:p>
              </table:table-cell>
              <table:table-cell office:value-type="float" office:value="41.2431812546026">
                <text:p>41.2431812546026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1679">
                <text:p>1679</text:p>
              </table:table-cell>
              <table:table-cell office:value-type="float" office:value="40.9756024970958">
                <text:p>40.9756024970958</text:p>
              </table:table-cell>
              <table:table-cell office:value-type="float" office:value="40.9756024970958">
                <text:p>40.9756024970958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1584">
                <text:p>1584</text:p>
              </table:table-cell>
              <table:table-cell office:value-type="float" office:value="39.7994974842648">
                <text:p>39.7994974842648</text:p>
              </table:table-cell>
              <table:table-cell office:value-type="float" office:value="39.7994974842648">
                <text:p>39.7994974842648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1481">
                <text:p>1481</text:p>
              </table:table-cell>
              <table:table-cell office:value-type="float" office:value="38.4837628097877">
                <text:p>38.4837628097877</text:p>
              </table:table-cell>
              <table:table-cell office:value-type="float" office:value="38.4837628097877">
                <text:p>38.4837628097877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1257">
                <text:p>1257</text:p>
              </table:table-cell>
              <table:table-cell office:value-type="float" office:value="35.4541958024717">
                <text:p>35.4541958024717</text:p>
              </table:table-cell>
              <table:table-cell office:value-type="float" office:value="35.4541958024717">
                <text:p>35.4541958024717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993">
                <text:p>993</text:p>
              </table:table-cell>
              <table:table-cell office:value-type="float" office:value="31.5119025131775">
                <text:p>31.5119025131775</text:p>
              </table:table-cell>
              <table:table-cell office:value-type="float" office:value="31.5119025131775">
                <text:p>31.5119025131775</text:p>
              </table:table-cell>
            </table:table-row>
            <table:table-row>
              <table:table-cell office:value-type="float" office:value="-150">
                <text:p>-150</text:p>
              </table:table-cell>
              <table:table-cell office:value-type="float" office:value="716">
                <text:p>716</text:p>
              </table:table-cell>
              <table:table-cell office:value-type="float" office:value="26.7581763205193">
                <text:p>26.7581763205193</text:p>
              </table:table-cell>
              <table:table-cell office:value-type="float" office:value="26.7581763205193">
                <text:p>26.7581763205193</text:p>
              </table:table-cell>
            </table:table-row>
            <table:table-row>
              <table:table-cell office:value-type="float" office:value="-200">
                <text:p>-200</text:p>
              </table:table-cell>
              <table:table-cell office:value-type="float" office:value="488">
                <text:p>488</text:p>
              </table:table-cell>
              <table:table-cell office:value-type="float" office:value="22.0907220343745">
                <text:p>22.0907220343745</text:p>
              </table:table-cell>
              <table:table-cell office:value-type="float" office:value="22.0907220343745">
                <text:p>22.090722034374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 chart:error-category="cell-range" chart:error-upper-range="Foglio3.D26:Foglio3.D50" chart:error-lower-range="Foglio3.D26:Foglio3.D50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error-category="cell-range" chart:error-upper-range="Foglio3.D26:Foglio3.D50" chart:error-lower-range="Foglio3.D26:Foglio3.D50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1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error-upper-indicator="true" chart:error-lower-indicator="true" chart:error-category="cell-range" chart:error-upper-range="Foglio3.D26:Foglio3.D50" chart:error-lower-range="Foglio3.D26:Foglio3.D50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593cm" svg:height="20.4cm" xlink:href=".." xlink:type="simple" chart:class="chart:scatter" chart:style-name="ch1">
        <chart:title svg:x="15.845cm" svg:y="0.544cm" chart:style-name="ch2">
          <text:p>Coincidenze CH1     -40</text:p>
        </chart:title>
        <chart:plot-area chart:style-name="ch3" table:cell-range-address="Foglio3.A26:Foglio3.A51 Foglio3.C26:Foglio3.C51" chart:data-source-has-labels="column" svg:x="0.731cm" svg:y="1.731cm" svg:width="35.131cm" svg:height="18.261cm">
          <chartooo:coordinate-region svg:x="0.824cm" svg:y="1.93cm" svg:width="34.706cm" svg:height="17.415cm"/>
          <chart:axis chart:dimension="x" chart:name="primary-x" chart:style-name="ch4" chartooo:axis-type="auto">
            <chart:categories table:cell-range-address="Foglio3.A26:Foglio3.A51"/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</chart:axis>
          <chart:series chart:style-name="ch8" chart:values-cell-range-address="Foglio3.C26:Foglio3.C51" chart:class="chart:scatter">
            <chart:domain table:cell-range-address="Foglio3.A26:Foglio3.A51"/>
            <chart:error-indicator chart:style-name="ch9" chart:dimension="x"/>
            <chart:error-indicator chart:style-name="ch10" chart:dimension="y"/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  <table:table-cell office:value-type="string">
                <text:p>Colonna D</text:p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float" office:value="-1">
                <text:p>-1</text:p>
                <draw:g>
                  <svg:desc>Foglio3.A26:Foglio3.A51</svg:desc>
                </draw:g>
              </table:table-cell>
              <table:table-cell office:value-type="float" office:value="2746">
                <text:p>2746</text:p>
                <draw:g>
                  <svg:desc>Foglio3.C26:Foglio3.C51</svg:desc>
                </draw:g>
              </table:table-cell>
              <table:table-cell office:value-type="float" office:value="52.4022900262956">
                <text:p>52.4022900262956</text:p>
                <draw:g>
                  <svg:desc>Foglio3.D26:Foglio3.D50</svg:desc>
                </draw:g>
              </table:table-cell>
              <table:table-cell office:value-type="float" office:value="52.4022900262956">
                <text:p>52.4022900262956</text:p>
                <draw:g>
                  <svg:desc>Foglio3.D26:Foglio3.D50</svg:desc>
                </draw:g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2731">
                <text:p>2731</text:p>
              </table:table-cell>
              <table:table-cell office:value-type="float" office:value="52.2589705218157">
                <text:p>52.2589705218157</text:p>
              </table:table-cell>
              <table:table-cell office:value-type="float" office:value="52.2589705218157">
                <text:p>52.2589705218157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2744">
                <text:p>2744</text:p>
              </table:table-cell>
              <table:table-cell office:value-type="float" office:value="52.3832034148352">
                <text:p>52.3832034148352</text:p>
              </table:table-cell>
              <table:table-cell office:value-type="float" office:value="52.3832034148352">
                <text:p>52.3832034148352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2678">
                <text:p>2678</text:p>
              </table:table-cell>
              <table:table-cell office:value-type="float" office:value="51.7493961317424">
                <text:p>51.7493961317424</text:p>
              </table:table-cell>
              <table:table-cell office:value-type="float" office:value="51.7493961317424">
                <text:p>51.7493961317424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2586">
                <text:p>2586</text:p>
              </table:table-cell>
              <table:table-cell office:value-type="float" office:value="50.8527285403645">
                <text:p>50.8527285403645</text:p>
              </table:table-cell>
              <table:table-cell office:value-type="float" office:value="50.8527285403645">
                <text:p>50.8527285403645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2529">
                <text:p>2529</text:p>
              </table:table-cell>
              <table:table-cell office:value-type="float" office:value="50.2891638427206">
                <text:p>50.2891638427206</text:p>
              </table:table-cell>
              <table:table-cell office:value-type="float" office:value="50.2891638427206">
                <text:p>50.2891638427206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2456">
                <text:p>2456</text:p>
              </table:table-cell>
              <table:table-cell office:value-type="float" office:value="49.5580467734555">
                <text:p>49.5580467734555</text:p>
              </table:table-cell>
              <table:table-cell office:value-type="float" office:value="49.5580467734555">
                <text:p>49.5580467734555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8">
                <text:p>-18</text:p>
              </table:table-cell>
              <table:table-cell office:value-type="float" office:value="2385">
                <text:p>2385</text:p>
              </table:table-cell>
              <table:table-cell office:value-type="float" office:value="48.8364617882991">
                <text:p>48.8364617882991</text:p>
              </table:table-cell>
              <table:table-cell office:value-type="float" office:value="48.8364617882991">
                <text:p>48.8364617882991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2344">
                <text:p>2344</text:p>
              </table:table-cell>
              <table:table-cell office:value-type="float" office:value="48.4148737476408">
                <text:p>48.4148737476408</text:p>
              </table:table-cell>
              <table:table-cell office:value-type="float" office:value="48.4148737476408">
                <text:p>48.4148737476408</text:p>
              </table:table-cell>
            </table:table-row>
            <table:table-row>
              <table:table-cell office:value-type="float" office:value="-22">
                <text:p>-22</text:p>
              </table:table-cell>
              <table:table-cell office:value-type="float" office:value="2265">
                <text:p>2265</text:p>
              </table:table-cell>
              <table:table-cell office:value-type="float" office:value="47.5920161371632">
                <text:p>47.5920161371632</text:p>
              </table:table-cell>
              <table:table-cell office:value-type="float" office:value="47.5920161371632">
                <text:p>47.5920161371632</text:p>
              </table:table-cell>
            </table:table-row>
            <table:table-row>
              <table:table-cell office:value-type="float" office:value="-23">
                <text:p>-23</text:p>
              </table:table-cell>
              <table:table-cell office:value-type="float" office:value="2238">
                <text:p>2238</text:p>
              </table:table-cell>
              <table:table-cell office:value-type="float" office:value="47.3075046900595">
                <text:p>47.3075046900595</text:p>
              </table:table-cell>
              <table:table-cell office:value-type="float" office:value="47.3075046900595">
                <text:p>47.3075046900595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2134">
                <text:p>2134</text:p>
              </table:table-cell>
              <table:table-cell office:value-type="float" office:value="46.1952378498044">
                <text:p>46.1952378498044</text:p>
              </table:table-cell>
              <table:table-cell office:value-type="float" office:value="46.1952378498044">
                <text:p>46.1952378498044</text:p>
              </table:table-cell>
            </table:table-row>
            <table:table-row>
              <table:table-cell office:value-type="float" office:value="-27">
                <text:p>-27</text:p>
              </table:table-cell>
              <table:table-cell office:value-type="float" office:value="2095">
                <text:p>2095</text:p>
              </table:table-cell>
              <table:table-cell office:value-type="float" office:value="45.7711699653832">
                <text:p>45.7711699653832</text:p>
              </table:table-cell>
              <table:table-cell office:value-type="float" office:value="45.7711699653832">
                <text:p>45.7711699653832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1875">
                <text:p>1875</text:p>
              </table:table-cell>
              <table:table-cell office:value-type="float" office:value="43.3012701892219">
                <text:p>43.3012701892219</text:p>
              </table:table-cell>
              <table:table-cell office:value-type="float" office:value="43.3012701892219">
                <text:p>43.3012701892219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1801">
                <text:p>1801</text:p>
              </table:table-cell>
              <table:table-cell office:value-type="float" office:value="42.4381903478459">
                <text:p>42.4381903478459</text:p>
              </table:table-cell>
              <table:table-cell office:value-type="float" office:value="42.4381903478459">
                <text:p>42.4381903478459</text:p>
              </table:table-cell>
            </table:table-row>
            <table:table-row>
              <table:table-cell office:value-type="float" office:value="-37">
                <text:p>-37</text:p>
              </table:table-cell>
              <table:table-cell office:value-type="float" office:value="1670">
                <text:p>1670</text:p>
              </table:table-cell>
              <table:table-cell office:value-type="float" office:value="40.8656334834051">
                <text:p>40.8656334834051</text:p>
              </table:table-cell>
              <table:table-cell office:value-type="float" office:value="40.8656334834051">
                <text:p>40.8656334834051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1686">
                <text:p>1686</text:p>
              </table:table-cell>
              <table:table-cell office:value-type="float" office:value="41.0609303352956">
                <text:p>41.0609303352956</text:p>
              </table:table-cell>
              <table:table-cell office:value-type="float" office:value="41.0609303352956">
                <text:p>41.0609303352956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1596">
                <text:p>1596</text:p>
              </table:table-cell>
              <table:table-cell office:value-type="float" office:value="39.9499687108764">
                <text:p>39.9499687108764</text:p>
              </table:table-cell>
              <table:table-cell office:value-type="float" office:value="39.9499687108764">
                <text:p>39.9499687108764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1420">
                <text:p>1420</text:p>
              </table:table-cell>
              <table:table-cell office:value-type="float" office:value="37.6828873628335">
                <text:p>37.6828873628335</text:p>
              </table:table-cell>
              <table:table-cell office:value-type="float" office:value="37.6828873628335">
                <text:p>37.6828873628335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1245">
                <text:p>1245</text:p>
              </table:table-cell>
              <table:table-cell office:value-type="float" office:value="35.2845575287547">
                <text:p>35.2845575287547</text:p>
              </table:table-cell>
              <table:table-cell office:value-type="float" office:value="35.2845575287547">
                <text:p>35.2845575287547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974">
                <text:p>974</text:p>
              </table:table-cell>
              <table:table-cell office:value-type="float" office:value="31.2089730686545">
                <text:p>31.2089730686545</text:p>
              </table:table-cell>
              <table:table-cell office:value-type="float" office:value="31.2089730686545">
                <text:p>31.2089730686545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689">
                <text:p>689</text:p>
              </table:table-cell>
              <table:table-cell office:value-type="float" office:value="26.2488094968134">
                <text:p>26.2488094968134</text:p>
              </table:table-cell>
              <table:table-cell office:value-type="float" office:value="26.2488094968134">
                <text:p>26.2488094968134</text:p>
              </table:table-cell>
            </table:table-row>
            <table:table-row>
              <table:table-cell office:value-type="float" office:value="-150">
                <text:p>-150</text:p>
              </table:table-cell>
              <table:table-cell office:value-type="float" office:value="406">
                <text:p>406</text:p>
              </table:table-cell>
              <table:table-cell office:value-type="float" office:value="20.1494416796099">
                <text:p>20.1494416796099</text:p>
              </table:table-cell>
              <table:table-cell office:value-type="float" office:value="20.1494416796099">
                <text:p>20.1494416796099</text:p>
              </table:table-cell>
            </table:table-row>
            <table:table-row>
              <table:table-cell office:value-type="float" office:value="-200">
                <text:p>-200</text:p>
              </table:table-cell>
              <table:table-cell office:value-type="float" office:value="245">
                <text:p>245</text:p>
              </table:table-cell>
              <table:table-cell office:value-type="float" office:value="15.6524758424985">
                <text:p>15.6524758424985</text:p>
              </table:table-cell>
              <table:table-cell office:value-type="float" office:value="15.6524758424985">
                <text:p>15.6524758424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